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>
        <style:tab-stops>
          <style:tab-stop style:type="left" style:position="1.8958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1.8958in"/>
        </style:tab-stops>
      </style:paragraph-properties>
    </style:style>
    <style:style style:family="graphic" style:name="a6">
      <style:graphic-properties style:wrap="run-through" style:run-through="foreground" draw:fill="none" draw:stroke="solid" svg:stroke-width="0.00694in" svg:stroke-color="#4472c4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none" draw:stroke="solid" svg:stroke-width="0.00694in" svg:stroke-color="#4472c4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none" draw:stroke="solid" svg:stroke-width="0.00694in" svg:stroke-color="#4472c4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wrap="run-through" style:run-through="foreground" draw:fill="none" draw:stroke="solid" svg:stroke-width="0.00694in" svg:stroke-color="#4472c4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ustom-shape svg:x="0.04722in" svg:y="0.18264in" svg:width="2.44792in" svg:height="0.97917in" draw:z-index="251670528" draw:id="id0" draw:style-name="a0" draw:name="Rectangle 16" text:anchor-type="paragraph"><svg:title/><svg:desc/><text:p text:style-name="P2">Création du schéma de la collection "passengers" pour mongo db</text:p><draw:enhanced-geometry draw:type="non-primitive" svg:viewBox="0 0 21600 21600" draw:enhanced-path="M 0 0 L 21600 0 21600 21600 0 21600 Z N"/></draw:custom-shape><draw:custom-shape svg:x="6.30764in" svg:y="0.15139in" svg:width="2.44792in" svg:height="0.97917in" draw:z-index="251666432" draw:id="id1" draw:style-name="a1" draw:name="Rectangle 15" text:anchor-type="paragraph"><svg:title/><svg:desc/><text:p text:style-name="P3">Création de la collection "passengers" dans mongo db</text:p><draw:enhanced-geometry draw:type="non-primitive" svg:viewBox="0 0 21600 21600" draw:enhanced-path="M 0 0 L 21600 0 21600 21600 0 21600 Z N"/></draw:custom-shape><draw:connector draw:type="line" svg:x1="5.65833in" svg:y1="0.66528in" svg:x2="6.33194in" svg:y2="0.66528in" draw:z-index="251667456" draw:id="id2" draw:style-name="a3" draw:name="Connecteur droit avec flèche 14" text:anchor-type="paragraph"><svg:title/><svg:desc/></draw:connector><draw:custom-shape svg:x="3.20833in" svg:y="0.1875in" svg:width="2.44792in" svg:height="0.97917in" draw:z-index="251668480" draw:id="id3" draw:style-name="a4" draw:name="Rectangle 13" text:anchor-type="paragraph"><svg:title/><svg:desc/><text:p text:style-name="P4">Connexion a mongo</text:p><draw:enhanced-geometry draw:type="non-primitive" svg:viewBox="0 0 21600 21600" draw:enhanced-path="M 0 0 L 21600 0 21600 21600 0 21600 Z N"/></draw:custom-shape><draw:connector draw:type="line" svg:x1="2.53125in" svg:y1="0.67014in" svg:x2="3.20486in" svg:y2="0.67014in" draw:z-index="251669504" draw:id="id4" draw:style-name="a6" draw:name="Connecteur droit avec flèche 12" text:anchor-type="paragraph"><svg:title/><svg:desc/></draw:connector>Affichage du formulaire</text:p>
      <text:p text:style-name="Normal"/>
      <text:p text:style-name="Normal"/>
      <text:p text:style-name="Normal"><draw:custom-shape svg:x="0in" svg:y="2.01597in" svg:width="2.44792in" svg:height="0.97917in" draw:z-index="251663360" draw:id="id5" draw:style-name="a7" draw:name="Rectangle 9" text:anchor-type="paragraph"><svg:title/><svg:desc/><text:p text:style-name="P5">Affichage du graphique</text:p><draw:enhanced-geometry draw:type="non-primitive" svg:viewBox="0 0 21600 21600" draw:enhanced-path="M 0 0 L 21600 0 21600 21600 0 21600 Z N"/></draw:custom-shape><draw:custom-shape svg:x="6.38056in" svg:y="0.71458in" svg:width="2.44792in" svg:height="0.97917in" draw:z-index="251678720" draw:id="id6" draw:style-name="a8" draw:name="Rectangle 21" text:anchor-type="paragraph"><svg:title/><svg:desc/><text:p text:style-name="P6">Calcul du pourcentage</text:p><draw:enhanced-geometry draw:type="non-primitive" svg:viewBox="0 0 21600 21600" draw:enhanced-path="M 0 0 L 21600 0 21600 21600 0 21600 Z N"/></draw:custom-shape><draw:connector draw:type="line" svg:x1="5.69306in" svg:y1="1.27708in" svg:x2="6.36667in" svg:y2="1.27708in" draw:z-index="251676672" draw:id="id7" draw:style-name="a10" draw:name="Connecteur droit avec flèche 20" text:anchor-type="paragraph"><svg:title/><svg:desc/></draw:connector><draw:custom-shape svg:x="3.19236in" svg:y="0.70347in" svg:width="2.44792in" svg:height="0.97917in" draw:z-index="251672576" draw:id="id8" draw:style-name="a11" draw:name="Rectangle 17" text:anchor-type="paragraph"><svg:title/><svg:desc/><text:p text:style-name="P7">récupération des données<text:s/>pour le calcul<text:s/></text:p><draw:enhanced-geometry draw:type="non-primitive" svg:viewBox="0 0 21600 21600" draw:enhanced-path="M 0 0 L 21600 0 21600 21600 0 21600 Z N"/></draw:custom-shape><draw:connector draw:type="line" svg:x1="2.51528in" svg:y1="1.26944in" svg:x2="3.18889in" svg:y2="1.26944in" draw:z-index="251673600" draw:id="id9" draw:style-name="a13" draw:name="Connecteur droit avec flèche 18" text:anchor-type="paragraph"><svg:title/><svg:desc/></draw:connector><draw:custom-shape svg:x="0.03125in" svg:y="0.69861in" svg:width="2.44792in" svg:height="0.97917in" draw:z-index="251674624" draw:id="id10" draw:style-name="a14" draw:name="Rectangle 19" text:anchor-type="paragraph"><svg:title/><svg:desc/><text:p text:style-name="P8">Insertion des données des passengers dans mongo</text:p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"><text:tab/>Affichage du formulaire</text:p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" svg:viewBox="0 0 20 30" svg:d="m10 0-10 30h20z"/>
    <draw:marker draw:name="a9" svg:viewBox="0 0 20 30" svg:d="m10 0-10 30h20z"/>
    <draw:marker draw:name="a12" svg:viewBox="0 0 20 30" svg:d="m10 0-10 30h20z"/>
    <draw:marker draw:name="a5" svg:viewBox="0 0 20 30" svg:d="m10 0-10 30h20z"/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éverine ...</meta:initial-creator>
    <dc:creator>Séverine ...</dc:creator>
    <meta:creation-date>2022-11-29T17:40:00Z</meta:creation-date>
    <dc:date>2022-11-30T21:51:00Z</dc:date>
    <meta:template xlink:href="Normal.dotm" xlink:type="simple"/>
    <meta:editing-cycles>1</meta:editing-cycles>
    <meta:editing-duration>PT0S</meta:editing-duration>
    <meta:document-statistic meta:page-count="1" meta:paragraph-count="1" meta:word-count="11" meta:character-count="75" meta:row-count="1" meta:non-whitespace-character-count="65"/>
  </office:meta>
</office:document-meta>
</file>